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ndard Symbols L" svg:font-family="'Standard Symbols L'" style:font-adornments="Regular" style:font-charset="x-symbol"/>
    <style:font-face style:name="Ubuntu" svg:font-family="Ubuntu" style:font-adornments="Regular"/>
    <style:font-face style:name="Century Schoolbook L1" svg:font-family="'Century Schoolbook L'" style:font-adornments="Italic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9cf4" officeooo:paragraph-rsid="000f9cf4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0fcc41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135ede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185145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0fcc41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padding="0cm" fo:border="none"/>
      <style:text-properties style:font-name="Century Schoolbook L" fo:font-size="24pt" fo:font-style="normal" fo:font-weight="normal" officeooo:rsid="000fcc41" officeooo:paragraph-rsid="000fcc41" style:font-size-asian="24pt" style:font-style-asian="normal" style:font-weight-asian="normal" style:font-size-complex="24pt" style:font-style-complex="normal" style:font-weight-complex="normal"/>
    </style:style>
    <style:style style:name="P7" style:family="paragraph" style:parent-style-name="Standard">
      <style:paragraph-properties fo:text-align="start" style:justify-single-word="false" fo:padding="0cm" fo:border="none"/>
      <style:text-properties style:font-name="Century Schoolbook L" fo:font-size="18pt" fo:font-style="normal" fo:font-weight="normal" officeooo:rsid="000fcc41" officeooo:paragraph-rsid="000fcc41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padding="0cm" fo:border="none"/>
      <style:text-properties officeooo:rsid="00149e71" officeooo:paragraph-rsid="00149e71"/>
    </style:style>
    <style:style style:name="P9" style:family="paragraph" style:parent-style-name="Standard">
      <style:paragraph-properties fo:text-align="start" style:justify-single-word="false" fo:padding="0cm" fo:border="none" style:shadow="none">
        <style:tab-stops/>
      </style:paragraph-properties>
      <style:text-properties style:font-name="Century Schoolbook L" fo:font-size="24pt" fo:font-style="normal" fo:font-weight="normal" officeooo:rsid="000f9cf4" officeooo:paragraph-rsid="000f9cf4" style:font-size-asian="24pt" style:font-style-asian="normal" style:font-weight-asian="normal" style:font-size-complex="24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padding="0cm" fo:border="none" style:shadow="none"/>
      <style:text-properties style:font-name="Century Schoolbook L" fo:font-size="13pt" fo:font-style="normal" fo:font-weight="normal" officeooo:rsid="000f9cf4" officeooo:paragraph-rsid="000f9cf4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 fo:padding="0cm" fo:border="none"/>
      <style:text-properties officeooo:paragraph-rsid="00135ede"/>
    </style:style>
    <style:style style:name="P12" style:family="paragraph" style:parent-style-name="Standard" style:list-style-name="L2">
      <style:paragraph-properties fo:text-align="start" style:justify-single-word="false" fo:padding="0cm" fo:border="none"/>
      <style:text-properties officeooo:paragraph-rsid="00135ede"/>
    </style:style>
    <style:style style:name="P13" style:family="paragraph" style:parent-style-name="Standard" style:list-style-name="L2">
      <style:paragraph-properties fo:text-align="start" style:justify-single-word="false" fo:padding="0cm" fo:border="none"/>
      <style:text-properties officeooo:paragraph-rsid="00147e83"/>
    </style:style>
    <style:style style:name="P14" style:family="paragraph" style:parent-style-name="Standard" style:list-style-name="L2">
      <style:paragraph-properties fo:text-align="start" style:justify-single-word="false" fo:padding="0cm" fo:border="none"/>
      <style:text-properties officeooo:paragraph-rsid="00149e71"/>
    </style:style>
    <style:style style:name="P15" style:family="paragraph" style:parent-style-name="Standard" style:list-style-name="L2">
      <style:paragraph-properties fo:text-align="start" style:justify-single-word="false" fo:padding="0cm" fo:border="none"/>
      <style:text-properties style:font-name="Century Schoolbook L" fo:font-size="13pt" officeooo:rsid="00149e71" officeooo:paragraph-rsid="00149e71" style:font-size-asian="13pt" style:font-size-complex="13pt"/>
    </style:style>
    <style:style style:name="P16" style:family="paragraph" style:parent-style-name="Standard" style:list-style-name="L2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135ede" officeooo:paragraph-rsid="00149e71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185145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1ab5ec" officeooo:paragraph-rsid="001ab5ec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1bc0b6" officeooo:paragraph-rsid="001bc0b6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text-align="start" style:justify-single-word="false" fo:padding="0cm" fo:border="none"/>
      <style:text-properties style:font-name="Century Schoolbook L" fo:font-size="18pt" fo:font-style="normal" fo:font-weight="normal" officeooo:rsid="000fcc41" officeooo:paragraph-rsid="00185145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 style:list-style-name="L2">
      <style:paragraph-properties fo:text-align="start" style:justify-single-word="false" fo:padding="0cm" fo:border="none"/>
      <style:text-properties officeooo:rsid="00147e83" officeooo:paragraph-rsid="00147e83"/>
    </style:style>
    <style:style style:name="T1" style:family="text">
      <style:text-properties officeooo:rsid="001067f4"/>
    </style:style>
    <style:style style:name="T2" style:family="text">
      <style:text-properties style:font-name="Century Schoolbook 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style:font-name="Century Schoolbook L" fo:font-size="13pt" fo:font-style="normal" fo:font-weight="normal" officeooo:rsid="00135ede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style:font-name="Century Schoolbook L" fo:font-size="13pt" fo:font-style="normal" fo:font-weight="normal" officeooo:rsid="00147e83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style:font-name="Century Schoolbook L" fo:font-size="13pt" fo:font-style="normal" fo:font-weight="normal" officeooo:rsid="00149e71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officeooo:rsid="00149e71"/>
    </style:style>
    <style:style style:name="T7" style:family="text">
      <style:text-properties officeooo:rsid="001651fe"/>
    </style:style>
    <style:style style:name="T8" style:family="text">
      <style:text-properties officeooo:rsid="00185145"/>
    </style:style>
    <style:style style:name="T9" style:family="text">
      <style:text-properties officeooo:rsid="0018d180"/>
    </style:style>
    <style:style style:name="T10" style:family="text">
      <style:text-properties officeooo:rsid="001bc0b6"/>
    </style:style>
    <style:style style:name="T11" style:family="text">
      <style:text-properties officeooo:rsid="001cf1b8"/>
    </style:style>
    <style:style style:name="T12" style:family="text">
      <style:text-properties officeooo:rsid="001e19d6"/>
    </style:style>
    <style:style style:name="T13" style:family="text">
      <style:text-properties officeooo:rsid="001e8751"/>
    </style:style>
    <style:style style:name="T14" style:family="text">
      <style:text-properties officeooo:rsid="0020621e"/>
    </style:style>
    <style:style style:name="T15" style:family="text">
      <style:text-properties officeooo:rsid="0020f7a9"/>
    </style:style>
    <style:style style:name="T16" style:family="text">
      <style:text-properties officeooo:rsid="002109c4"/>
    </style:style>
    <style:style style:name="T17" style:family="text">
      <style:text-properties officeooo:rsid="00230e72"/>
    </style:style>
    <text:list-style style:name="L1">
      <text:list-level-style-bullet text:level="1" text:style-name="Bullet_20_Symbols" text:bullet-char="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ndard Symbols 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entury Schoolbook 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Indice </text:p>
      <text:p text:style-name="P1"/>
      <text:p text:style-name="P1"/>
      <text:p text:style-name="P10">1<text:tab/>Analisi<text:tab/><text:tab/><text:tab/><text:tab/><text:tab/><text:tab/><text:tab/><text:tab/></text:p>
      <text:p text:style-name="P1"><text:tab/>1.1 <text:tab/>Requisiti ___________________________________<text:span text:style-name="T9">2</text:span></text:p>
      <text:p text:style-name="P1"><text:tab/>1.2 <text:tab/>Analisi e modello del dominio<text:tab/> ________________<text:span text:style-name="T9">3</text:span></text:p>
      <text:p text:style-name="P1"/>
      <text:p text:style-name="P1">2 <text:tab/>Design <text:tab/><text:tab/><text:tab/><text:tab/><text:tab/><text:tab/><text:tab/><text:tab/></text:p>
      <text:p text:style-name="P1"><text:tab/>2.1 <text:tab/>Architettura _______________________________ </text:p>
      <text:p text:style-name="P1"><text:tab/>2.2 <text:tab/>Design dettagliato __________________________</text:p>
      <text:p text:style-name="P1"/>
      <text:p text:style-name="P1">3<text:tab/> Sviluppo <text:tab/><text:tab/><text:tab/><text:tab/><text:tab/><text:tab/><text:tab/><text:tab/></text:p>
      <text:p text:style-name="P1"><text:tab/>3.1 Testing automatizzato _________________________</text:p>
      <text:p text:style-name="P1"><text:tab/>3.2 Metodologia di lavoro __________________________</text:p>
      <text:p text:style-name="P1"><text:tab/>3.3 Note di sviluppo._______________________________</text:p>
      <text:p text:style-name="P1"/>
      <text:p text:style-name="P1">4 <text:tab/>Commenti finali<text:tab/><text:tab/><text:tab/><text:tab/><text:tab/><text:tab/><text:tab/> </text:p>
      <text:p text:style-name="P1"><text:tab/>4.1 Autovalutazione e lavori futuri _________________</text:p>
      <text:p text:style-name="P1"><text:tab/>4.2 Difficoltà incontrate e commenti per i docenti ____</text:p>
      <text:p text:style-name="P1"/>
      <text:p text:style-name="P1">A Guida utente _________________________________________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6">Capitolo 1 </text:p>
      <text:p text:style-name="P5"/>
      <text:p text:style-name="P6">Analisi</text:p>
      <text:p text:style-name="P5"/>
      <text:p text:style-name="P7">1.1 Requisiti</text:p>
      <text:p text:style-name="P5"/>
      <text:p text:style-name="P2">Il software,<text:span text:style-name="T1">realizzato per un soddisfare un' esigenza di uno dei componenti del gruppo,</text:span> <text:span text:style-name="T1">mira a realizzare un software adibito alla gestione di uno o più magazzini di una casa editrice</text:span>. <text:span text:style-name="T7">Si presuppone che l'utente sia l'amministratore di uno o più magazzini, che contengono i libri di una casa editrice. Ciò significa che tutti i libri sono della stessa casa editrice e che, se ci fossero due o più magazzini, questi non debbano agire l'uno indipendentemente dall'altro.</text:span></text:p>
      <text:p text:style-name="P2"/>
      <text:p text:style-name="P3">Requisiti concordati</text:p>
      <text:list xml:id="list8544887517506557846" text:style-name="L1">
        <text:list-item>
          <text:p text:style-name="P11"><text:span text:style-name="T3">Gestione delle attività di un</text:span><text:span text:style-name="T4">o</text:span><text:span text:style-name="T3"> </text:span><text:span text:style-name="T4">o più </text:span><text:span text:style-name="T3">magazzin</text:span><text:span text:style-name="T4">i</text:span><text:span text:style-name="T3">, le quali prevedono</text:span></text:p>
        </text:list-item>
      </text:list>
      <text:list xml:id="list8749717858015132174" text:style-name="L2">
        <text:list-item>
          <text:list>
            <text:list-item>
              <text:p text:style-name="P15">Inizializzazione di un magazzino. Questo prevederà a sua volta funzioni di inserimento libri, o pacchetti di libri.</text:p>
            </text:list-item>
            <text:list-item>
              <text:p text:style-name="P12"><text:span text:style-name="T4">F</text:span><text:span text:style-name="T3">unzioni di trasferimento libri(in entrata o in uscita), verso più entità trasferenti(possono essere altri magazzini, persone, librerie, azienda che stampa libri).</text:span></text:p>
            </text:list-item>
            <text:list-item>
              <text:p text:style-name="P13"><text:span text:style-name="T4">M</text:span><text:span text:style-name="T3">odifica dei suddetti ordini in entrata o in uscita(p.e. una libreria ha sbagliato la quantità di un certo tipo di libro per un ordine).</text:span></text:p>
            </text:list-item>
            <text:list-item>
              <text:p text:style-name="P21"><text:span text:style-name="T3">R</text:span><text:span text:style-name="T2">icerca nel database dei magazzini posseduti, di un libro. Saranno fornite informazioni circa la quantità, e circa i campi opzionali posseduti(p.e. collana). Sarà prevista la funzione di autocompletamento.</text:span></text:p>
            </text:list-item>
            <text:list-item>
              <text:p text:style-name="P21"><text:span text:style-name="T3">R</text:span><text:span text:style-name="T2">icerca nel database dei magazzini posseduti, di tutti i libri che possiedono una o più certe caratteristiche(ricerca filtrata).</text:span></text:p>
            </text:list-item>
          </text:list>
        </text:list-item>
        <text:list-item>
          <text:p text:style-name="P16">Creazione di file che rappresentino il resoconto <text:span text:style-name="T6">relativo al saldo, e ralativo al contenuto,</text:span> di un dato periodo di tempo(mensile,annuale) <text:span text:style-name="T6">di uno o più magazzini.</text:span></text:p>
        </text:list-item>
        <text:list-item>
          <text:p text:style-name="P14"><text:span text:style-name="T3">Rappresentazione statistica dei dati utili presenti in database</text:span><text:span text:style-name="T5">(p.e. percentuale libri con prezzo maggiore </text:span>€ <text:span text:style-name="T5">10).</text:span></text:p>
        </text:list-item>
      </text:list>
      <text:p text:style-name="P8"/>
      <text:p text:style-name="P8"><text:span text:style-name="T5">R</text:span><text:span text:style-name="T2">equisiti opzionali</text:span></text:p>
      <text:list xml:id="list174126779393798" text:continue-numbering="true" text:style-name="L2">
        <text:list-item>
          <text:p text:style-name="P15">Lettura di un file da utilizzare come input per registrazione multipla <text:soft-page-break/>di movimenti .</text:p>
        </text:list-item>
        <text:list-item>
          <text:p text:style-name="P15">Creazione di grafici statistici a partire dai dati raccolti .</text:p>
        </text:list-item>
        <text:list-item>
          <text:p text:style-name="P15">Visualizzazione posizione corriere espresso per i libri spediti attraverso API corriere/RSS .</text:p>
        </text:list-item>
        <text:list-item>
          <text:p text:style-name="P15">Invio di mail relative ai resoconti direttamente dal software verso un ipotetico commercialista .</text:p>
        </text:list-item>
      </text:list>
      <text:p text:style-name="P4"/>
      <text:p text:style-name="P4"/>
      <text:p text:style-name="P20">1.<text:span text:style-name="T8">2 Analisi e modello del dominio</text:span></text:p>
      <text:p text:style-name="P4"/>
      <text:p text:style-name="P18">MedusaBookDepot <text:span text:style-name="T17">dovrà essere in grado di accedere e controllare uno o più magazzini(probabilmente nella versione demo ce ne saranno due di default), nelle loro operazioni interne e verso l'esterno. Ciascun magazzino dovrà</text:span></text:p>
      <text:p text:style-name="P18"/>
      <text:p text:style-name="P18">GlaDOS dovr<text:span text:style-name="T10">à</text:span> essere in grado di accedere ad un’insieme di camere di test. Tale insieme di camere prende il nome di percorso. Ciascuna camera <text:span text:style-name="T11">è</text:span> composta di challenge successivi. GLaDOS `e responsabile di associare a ciascun challenge un insieme di consigli (suggestions) destinati all’utente</text:p>
      <text:p text:style-name="P18">(subject), dipendenti da possibili eventi. Gli elementi costitutivi il problema sono sintetizzati in Figura 1.1.</text:p>
      <text:p text:style-name="P18">La difficolt<text:span text:style-name="T11">à</text:span> primaria sar<text:span text:style-name="T12">à</text:span> quella di riuscire a correlare lo stato corrente dell’utente e gli eventi in modo tale da generare i corretti suggerimenti.</text:p>
      <text:p text:style-name="P18">Questo richieder<text:span text:style-name="T12">à</text:span> di mettere in campo appropriate strategie di intelligenza artificiale.</text:p>
      <text:p text:style-name="P18"/>
      <text:p text:style-name="P18"/>
      <text:p text:style-name="P19">Data la complessit<text:span text:style-name="T13">à</text:span> di elaborare consigli via AI senza intervento umano, la prima versione del software fornita preveder<text:span text:style-name="T13">à</text:span> una serie di consigli forniti</text:p>
      <text:p text:style-name="P19">dall’utente.</text:p>
      <text:p text:style-name="P19">GLaDOS dovr<text:span text:style-name="T14">à</text:span> essere in grado di funzionare sui mainframe di Aperture. Inoltre, <text:span text:style-name="T15">è</text:span> necessaria una versione “lite” in grado di funzionare su piattaforma a ridotto consumo di energia, il committente in particolare fa riferimento ad un sistema il cui consumo sia sostenibile da una batteria biologica basata su una patata. Quest’ultimo punto richieder<text:span text:style-name="T16">à</text:span> studi specifici sulle performance di GLaDOS che non potranno essere effettuati all’interno del monte ore previsto: tale feature sar<text:span text:style-name="T16">à</text:span> oggetto di futuri lavor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ndard Symbols L" svg:font-family="'Standard Symbols L'" style:font-adornments="Regular" style:font-charset="x-symbol"/>
    <style:font-face style:name="Ubuntu" svg:font-family="Ubuntu" style:font-adornments="Regular"/>
    <style:font-face style:name="Century Schoolbook L1" svg:font-family="'Century Schoolbook L'" style:font-adornments="Italic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none" fo:border-bottom="none" fo:border-left="0.06pt solid #ffffff" fo:border-right="none" fo:padding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  <style:master-page style:name="Envelo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2:09:41.597406785</meta:creation-date>
    <dc:date>2015-12-19T17:41:25.829239927</dc:date>
    <meta:editing-duration>PT1H46M27S</meta:editing-duration>
    <meta:editing-cycles>22</meta:editing-cycles>
    <meta:generator>LibreOffice/4.2.8.2$Linux_x86 LibreOffice_project/420m0$Build-2</meta:generator>
    <meta:document-statistic meta:table-count="0" meta:image-count="0" meta:object-count="0" meta:page-count="3" meta:paragraph-count="43" meta:word-count="598" meta:character-count="4172" meta:non-whitespace-character-count="3561"/>
  </office:meta>
</office:document-meta>
</file>